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10.107cm"/>
        </style:tab-stops>
      </style:paragraph-properties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fo:background-color="#ffff0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3333" fo:language="en" fo:country="US" fo:font-weight="bold" fo:background-color="#ffff0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weight="bold" fo:background-color="#ffff0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3333" fo:language="ru" fo:country="RU" fo:font-weight="bold" fo:background-color="#ffff0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3333" fo:language="ru" fo:country="RU"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3333" fo:language="en" fo:country="US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bold" fo:background-color="#ffff00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fo:background-color="#ffff00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color="#ff3333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ff3333" fo:font-weight="bold" fo:background-color="#ffff00" style:font-weight-asian="bold" style:font-weight-complex="bold"/>
    </style:style>
    <style:style style:name="T7" style:family="text">
      <style:text-properties fo:color="#ff3333" fo:language="ru" fo:country="RU" fo:font-weight="bold" fo:background-color="#ffff00" style:font-weight-asian="bold" style:font-weight-complex="bold"/>
    </style:style>
    <style:style style:name="T8" style:family="text">
      <style:text-properties fo:color="#ff3333" fo:language="ru" fo:country="RU" fo:font-weight="bold" style:font-weight-asian="bold" style:font-weight-complex="bold"/>
    </style:style>
    <style:style style:name="T9" style:family="text">
      <style:text-properties fo:color="#ff3333" fo:language="en" fo:country="US"/>
    </style:style>
    <style:style style:name="T10" style:family="text">
      <style:text-properties fo:color="#ff3333" fo:language="en" fo:country="US" fo:font-weight="bold" style:font-weight-asian="bold" style:font-weight-complex="bold"/>
    </style:style>
    <style:style style:name="T11" style:family="text">
      <style:text-properties fo:color="#ff3333" fo:language="en" fo:country="US" fo:font-weight="bold" fo:background-color="#ffff00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fo:background-color="#ffff00" style:font-weight-asian="bold" style:font-weight-complex="bold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weight="bold" fo:background-color="#ffff00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background-color="#ffff00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tyle="normal" fo:font-weight="bold" fo:background-color="#ffff00" style:font-style-asian="normal" style:font-weight-asian="bold" style:font-style-complex="normal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tch</text:p>
      <text:p text:style-name="P2">Get:</text:p>
      <text:p text:style-name="P2"><text:span text:style-name="T5">fetch</text:span>('url').then(res =&gt; res<text:span text:style-name="T5">,json()</text:span>).then(res =&gt; …)</text:p>
      <text:p text:style-name="P2">const res = await <text:span text:style-name="T5">fetch</text:span>('url')</text:p>
      <text:p text:style-name="P2">const data = await res.<text:span text:style-name="T5">json</text:span>()</text:p>
      <text:p text:style-name="P2">Post:</text:p>
      <text:p text:style-name="P2">fetch('url', {</text:p>
      <text:p text:style-name="P2"><text:tab/><text:span text:style-name="T5">method</text:span>: 'post',</text:p>
      <text:p text:style-name="P2"><text:tab/><text:span text:style-name="T5">headers</text:span>: { 'Content-type': 'application/json'},</text:p>
      <text:p text:style-name="P2"><text:tab/><text:span text:style-name="T5">body</text:span>: 'app=2&amp;bla=rtrt'</text:p>
      <text:p text:style-name="P2">})</text:p>
      <text:p text:style-name="P4">Для <text:span text:style-name="T1">JSON </text:span>данных просто применить в <text:span text:style-name="T1">body – </text:span></text:p>
      <text:p text:style-name="P2">body: JSON.stringify(obj)</text:p>
      <text:p text:style-name="P1">Canvas</text:p>
      <text:p text:style-name="P2">ctx.<text:span text:style-name="T5">beginPath</text:span>(), .<text:span text:style-name="T5">moveTo</text:span>(x, y), .<text:span text:style-name="T5">lineTo</text:span>(x, y), .<text:span text:style-name="T5">stroke</text:span>()(<text:span text:style-name="T12">нарисовать линию .</text:span><text:span text:style-name="T5">fill</text:span>() <text:span text:style-name="T12">для закрашивания), .</text:span><text:span text:style-name="T5">closePath</text:span>() - <text:span text:style-name="T12">порядок действий, чтобы нарисовать линию</text:span></text:p>
      <text:p text:style-name="P2"><text:span text:style-name="T12">.</text:span><text:span text:style-name="T5">strokeStyle</text:span> = 'red', .<text:span text:style-name="T5">fillStyle</text:span> = 'red' – <text:span text:style-name="T12">закрашивание</text:span></text:p>
      <text:p text:style-name="P2"><text:span text:style-name="T12">.</text:span><text:span text:style-name="T5">lineWidth</text:span> = 2 – <text:span text:style-name="T12">толщина линии</text:span></text:p>
      <text:p text:style-name="P1">WebSocket</text:p>
      <text:p text:style-name="P2"><text:span text:style-name="T12">Использовать можно </text:span><text:span text:style-name="T13">нативный </text:span><text:span text:style-name="T15">WebSocket</text:span>:</text:p>
      <text:p text:style-name="P2">export default {</text:p>
      <text:p text:style-name="P2"><text:tab/>data() {</text:p>
      <text:p text:style-name="P2"><text:tab/><text:tab/>return {</text:p>
      <text:p text:style-name="P2"><text:tab/><text:tab/><text:tab/>connection: null</text:p>
      <text:p text:style-name="P2"><text:tab/><text:tab/>};</text:p>
      <text:p text:style-name="P2"><text:tab/>},</text:p>
      <text:p text:style-name="P2"><text:tab/>methods: {</text:p>
      <text:p text:style-name="P2"><text:tab/><text:tab/>sendMessage(message) {</text:p>
      <text:p text:style-name="P2"><text:tab/><text:tab/><text:tab/>this.connection.<text:span text:style-name="T5">send</text:span>(message);</text:p>
      <text:p text:style-name="P2"><text:tab/><text:tab/>}</text:p>
      <text:p text:style-name="P2"><text:tab/>},</text:p>
      <text:p text:style-name="P2"><text:tab/>created() {</text:p>
      <text:p text:style-name="P2"><text:tab/><text:tab/>this.connection = <text:span text:style-name="T5">new WebSocket('wss://echo.websocket.org')</text:span>;</text:p>
      <text:p text:style-name="P2"><text:tab/><text:tab/>this.connection.<text:span text:style-name="T5">onopen</text:span> = function(event) {</text:p>
      <text:p text:style-name="P2"><text:tab/><text:tab/><text:tab/></text:p>
      <text:p text:style-name="P2"><text:tab/><text:tab/>};</text:p>
      <text:p text:style-name="P2"><text:tab/><text:tab/>this.connection.<text:span text:style-name="T5">onmessage</text:span> = function(event) {</text:p>
      <text:p text:style-name="P2"><text:tab/><text:tab/><text:tab/></text:p>
      <text:p text:style-name="P2"><text:tab/><text:tab/>};</text:p>
      <text:p text:style-name="P2"><text:tab/>}</text:p>
      <text:p text:style-name="P2">}</text:p>
      <text:p text:style-name="P1">Drag and Drop</text:p>
      <text:p text:style-name="P4">&lt;div class='el'&gt;</text:p>
      <text:p text:style-name="P2"><text:span text:style-name="T12"><text:tab/></text:span><text:span text:style-name="T13">// элемент перетаскиваемый, если draggable = true</text:span></text:p>
      <text:p text:style-name="P2"><text:span text:style-name="T12"><text:tab/>&lt;div class='drag' </text:span><text:span text:style-name="T8">draggable="true"</text:span><text:span text:style-name="T12">&gt;&lt;/div&gt;</text:span></text:p>
      <text:p text:style-name="P4">&lt;/div&gt;</text:p>
      <text:p text:style-name="P4">&lt;div class='el'&gt;&lt;/div&gt;</text:p>
      <text:p text:style-name="P4">&lt;div class='el'&gt;&lt;/div&gt;</text:p>
      <text:p text:style-name="P4">&lt;div class='el'&gt;&lt;/div&gt;</text:p>
      <text:p text:style-name="P4"/>
      <text:p text:style-name="P4">&lt;script&gt;</text:p>
      <text:p text:style-name="P4">const dragAndDrop = () =&gt; {</text:p>
      <text:p text:style-name="P4"><text:tab/>const card = document.querySelector('.drag');</text:p>
      <text:p text:style-name="P4"><text:tab/>const els = document.querySelectorAll('.el');</text:p>
      <text:p text:style-name="P4"><text:tab/></text:p>
      <text:p text:style-name="P2"><text:span text:style-name="T12"><text:tab/></text:span><text:span text:style-name="T13">// когда </text:span><text:span text:style-name="T7">начинается</text:span><text:span text:style-name="T13"> перетаскивание элемента</text:span></text:p>
      <text:p text:style-name="P2"><text:span text:style-name="T12"><text:tab/>card.addEventListener('</text:span><text:span text:style-name="T8">dragstart</text:span><text:span text:style-name="T12">', (e) =&gt; {</text:span></text:p>
      <text:p text:style-name="P2"><text:soft-page-break/><text:span text:style-name="T12"><text:tab/><text:tab/></text:span><text:span text:style-name="T13">// чтобы элемент не сразу исчезал и отработало нативное отображение перетаскиваемого элемента</text:span></text:p>
      <text:p text:style-name="P4"><text:tab/><text:tab/>setTimeout(() =&gt; card.classList.add('hide'), 0);</text:p>
      <text:p text:style-name="P4"><text:tab/>});</text:p>
      <text:p text:style-name="P2"><text:span text:style-name="T12"><text:tab/></text:span><text:span text:style-name="T13">// когда </text:span><text:span text:style-name="T7">заканчивается</text:span><text:span text:style-name="T13"> перетаскивание элемента</text:span></text:p>
      <text:p text:style-name="P2"><text:span text:style-name="T12"><text:tab/>card.addEventListener('</text:span><text:span text:style-name="T8">dragend</text:span><text:span text:style-name="T12">', (e) =&gt; {</text:span></text:p>
      <text:p text:style-name="P4"><text:tab/><text:tab/>setTimeout(() =&gt; card.classList.remove('hide'), 0);</text:p>
      <text:p text:style-name="P4"><text:tab/>});</text:p>
      <text:p text:style-name="P4"><text:tab/>cells.forEach(cell =&gt; {</text:p>
      <text:p text:style-name="P2"><text:span text:style-name="T12"><text:tab/><text:tab/></text:span><text:span text:style-name="T13">// когда перетаскиваемый элемент </text:span><text:span text:style-name="T7">над этим элементом</text:span></text:p>
      <text:p text:style-name="P2"><text:span text:style-name="T12"><text:tab/><text:tab/>cell.addEventListener('</text:span><text:span text:style-name="T8">dragover</text:span><text:span text:style-name="T12">', (e) =&gt; {</text:span></text:p>
      <text:p text:style-name="P2"><text:span text:style-name="T12"><text:tab/><text:tab/><text:tab/></text:span><text:span text:style-name="T13">// без этого не сработает событие drop</text:span></text:p>
      <text:p text:style-name="P2"><text:span text:style-name="T12"><text:tab/><text:tab/><text:tab/></text:span><text:span text:style-name="T8">e.preventDefault();</text:span></text:p>
      <text:p text:style-name="P4"><text:tab/><text:tab/>});</text:p>
      <text:p text:style-name="P2"><text:span text:style-name="T12"><text:tab/><text:tab/></text:span><text:span text:style-name="T13">// когда перетаскиваемый элемент над элементом и </text:span><text:span text:style-name="T7">может туда вставиться</text:span></text:p>
      <text:p text:style-name="P5"><text:tab/><text:tab/>// в отличии от dragover срабатывает 1 раз при попадании в область элемента</text:p>
      <text:p text:style-name="P2"><text:span text:style-name="T12"><text:tab/><text:tab/>cell.addEventListener('</text:span><text:span text:style-name="T8">dragenter</text:span><text:span text:style-name="T12">', (e) =&gt; {</text:span></text:p>
      <text:p text:style-name="P4"><text:tab/><text:tab/><text:tab/>e.preventDefault();</text:p>
      <text:p text:style-name="P2"><text:span text:style-name="T12"><text:tab/><text:tab/><text:tab/></text:span><text:span text:style-name="T13">// подсвечиваем элемент</text:span></text:p>
      <text:p text:style-name="P4"><text:tab/><text:tab/><text:tab/>setTimeout(() =&gt; cell.classList.add('hover'), 0);</text:p>
      <text:p text:style-name="P4"><text:tab/><text:tab/>});</text:p>
      <text:p text:style-name="P2"><text:span text:style-name="T12"><text:tab/><text:tab/>/</text:span><text:span text:style-name="T13">/ когда перетаскиваемый элемент </text:span><text:span text:style-name="T7">вышел за этот элемент</text:span></text:p>
      <text:p text:style-name="P2"><text:span text:style-name="T12"><text:tab/><text:tab/>cell.addEventListener('</text:span><text:span text:style-name="T8">dragleave</text:span><text:span text:style-name="T12">', (e) =&gt; {</text:span></text:p>
      <text:p text:style-name="P4"><text:tab/><text:tab/><text:tab/>setTimeout(() =&gt; cell.classList.remove('hover'), 0);</text:p>
      <text:p text:style-name="P4"><text:tab/><text:tab/>});</text:p>
      <text:p text:style-name="P2"><text:span text:style-name="T12"><text:tab/><text:tab/></text:span><text:span text:style-name="T13">// когда перетаскиваемый элемент </text:span><text:span text:style-name="T7">вставляется</text:span><text:span text:style-name="T13">(отпускаем кнопку мыши)</text:span></text:p>
      <text:p text:style-name="P2"><text:span text:style-name="T12"><text:tab/><text:tab/>cell.addEventListener('</text:span><text:span text:style-name="T8">drop</text:span><text:span text:style-name="T12">', (e) =&gt; {</text:span></text:p>
      <text:p text:style-name="P2"><text:span text:style-name="T12"><text:tab/><text:tab/><text:tab/></text:span><text:span text:style-name="T13">// событие работает в комбинации с дефолтной отменой dragover</text:span></text:p>
      <text:p text:style-name="P5"><text:tab/><text:tab/><text:tab/>// карточка автоматически вставится в данный элемент из предыдущего</text:p>
      <text:p text:style-name="P4"><text:tab/><text:tab/><text:tab/>cell.append(card);</text:p>
      <text:p text:style-name="P4"><text:tab/><text:tab/><text:tab/>setTimeout(() =&gt; cell.classList.remove('hover'), 0);</text:p>
      <text:p text:style-name="P4"><text:tab/><text:tab/>});</text:p>
      <text:p text:style-name="P4"><text:tab/>});</text:p>
      <text:p text:style-name="P4">};</text:p>
      <text:p text:style-name="P4">&lt;/script&gt;</text:p>
      <text:p text:style-name="P6">Принципы в программировании(<text:span text:style-name="T1">SOLID)</text:span></text:p>
      <text:p text:style-name="P5"><text:span text:style-name="T1">1)Каждый класс\функция отвечает за одну зону ответственности</text:span></text:p>
      <text:p text:style-name="P4"><text:span text:style-name="T1">Например, класс News отвечает за данные о новости, за её обновление-удаление, а за вывод на печать уже будет отвечать класс печати - NewsPrinter</text:span></text:p>
      <text:p text:style-name="P4"><text:span text:style-name="T1">class News {</text:span></text:p>
      <text:p text:style-name="P4"><text:span text:style-name="T1"><text:tab/>constructor(text, title) {...}</text:span></text:p>
      <text:p text:style-name="P4"><text:span text:style-name="T1"><text:tab/>update(text) {...}</text:span></text:p>
      <text:p text:style-name="P4"><text:span text:style-name="T1">}</text:span></text:p>
      <text:p text:style-name="P4"><text:span text:style-name="T1">class PrinterNews {</text:span></text:p>
      <text:p text:style-name="P4"><text:span text:style-name="T1"><text:tab/>constructor(news) { this.news = news; }</text:span></text:p>
      <text:p text:style-name="P4"><text:span text:style-name="T1"><text:tab/>html() {}</text:span></text:p>
      <text:p text:style-name="P4"><text:span text:style-name="T1"><text:tab/>json() {}</text:span></text:p>
      <text:p text:style-name="P4"><text:span text:style-name="T1"><text:tab/>xml() {}</text:span></text:p>
      <text:p text:style-name="P4"><text:span text:style-name="T1">}</text:span></text:p>
      <text:p text:style-name="P4"><text:span text:style-name="T1">const news = new News('Title', 'content');</text:span></text:p>
      <text:p text:style-name="P4"><text:span text:style-name="T1">const printer = new PrinterNews(news);</text:span></text:p>
      <text:p text:style-name="P4"><text:span text:style-name="T1">printer.html()</text:span></text:p>
      <text:p text:style-name="P4"><text:span text:style-name="T2">2)Принцип открытости-закрытости - классы могут быть открыты для расширения</text:span><text:span text:style-name="T1">(новые классы на их основе),</text:span><text:span text:style-name="T2"> но закрыты для модификации</text:span><text:span text:style-name="T1">(чтобы не ломалась логика в местах, где уже используются)</text:span></text:p>
      <text:p text:style-name="P4"><text:span text:style-name="T1">Неправильный подход:</text:span></text:p>
      <text:p text:style-name="P4"><text:span text:style-name="T1">class Rect {</text:span></text:p>
      <text:p text:style-name="P4"><text:span text:style-name="T1"><text:tab/>constructor(size) {</text:span></text:p>
      <text:p text:style-name="P4"><text:soft-page-break/><text:span text:style-name="T1"><text:tab/><text:tab/>this.type = 'rect';</text:span></text:p>
      <text:p text:style-name="P4"><text:span text:style-name="T1"><text:tab/><text:tab/>this.size = size;</text:span></text:p>
      <text:p text:style-name="P4"><text:span text:style-name="T1"><text:tab/>}</text:span></text:p>
      <text:p text:style-name="P4"><text:span text:style-name="T1">}</text:span></text:p>
      <text:p text:style-name="P4"><text:span text:style-name="T1">class Circle extends Shape {</text:span></text:p>
      <text:p text:style-name="P4"><text:span text:style-name="T1"><text:tab/>constructor(radius) {</text:span></text:p>
      <text:p text:style-name="P4"><text:span text:style-name="T1"><text:tab/><text:tab/>this.type = 'circle';</text:span></text:p>
      <text:p text:style-name="P4"><text:span text:style-name="T1"><text:tab/><text:tab/>this.radius = radius;</text:span></text:p>
      <text:p text:style-name="P4"><text:span text:style-name="T1"><text:tab/>}</text:span></text:p>
      <text:p text:style-name="P4"><text:span text:style-name="T1">}</text:span></text:p>
      <text:p text:style-name="P4"><text:span text:style-name="T1">class <text:s/>AreaCalc {</text:span></text:p>
      <text:p text:style-name="P4"><text:span text:style-name="T1"><text:tab/>constructor(shapes = []) {</text:span></text:p>
      <text:p text:style-name="P4"><text:span text:style-name="T1"><text:tab/><text:tab/>this.shapes = shapes;</text:span></text:p>
      <text:p text:style-name="P4"><text:span text:style-name="T1"><text:tab/>}</text:span></text:p>
      <text:p text:style-name="P4"><text:span text:style-name="T1"><text:tab/>sum() {</text:span></text:p>
      <text:p text:style-name="P4"><text:span text:style-name="T1"><text:tab/><text:tab/>this.shapes.reduce(shape =&gt; {</text:span></text:p>
      <text:p text:style-name="P4"><text:span text:style-name="T1"><text:tab/><text:tab/><text:tab/>//в зависимости от типа this.type своя логика вычисления и суммирование</text:span></text:p>
      <text:p text:style-name="P4"><text:span text:style-name="T1"><text:tab/><text:tab/>}, 0)</text:span></text:p>
      <text:p text:style-name="P4"><text:span text:style-name="T1"><text:tab/>}</text:span></text:p>
      <text:p text:style-name="P4"><text:span text:style-name="T1">}</text:span></text:p>
      <text:p text:style-name="P4"><text:span text:style-name="T1">new AreaCalc([new Rect(10), new Circle(1)]).sum()</text:span></text:p>
      <text:p text:style-name="P4"><text:span text:style-name="T1">При добавлении нового типа фигуры придётся изменять метод класса AreaCalc, что неправильно</text:span></text:p>
      <text:p text:style-name="P4"><text:span text:style-name="T1"/></text:p>
      <text:p text:style-name="P4"><text:span text:style-name="T2">Правильный подход</text:span><text:span text:style-name="T1">(классы расширяются от одного общего класса, который содержит метод, по которому каждый класс будет проподить свои уникальные операции)</text:span></text:p>
      <text:p text:style-name="P4"><text:span text:style-name="T1">class </text:span><text:span text:style-name="T10">Shape</text:span><text:span text:style-name="T1"> {</text:span></text:p>
      <text:p text:style-name="P4"><text:span text:style-name="T1"><text:tab/></text:span><text:span text:style-name="T10">area</text:span><text:span text:style-name="T1">() { throw new Error('Метод не имплиментирован в дочерних классах') }</text:span></text:p>
      <text:p text:style-name="P4"><text:span text:style-name="T1">}</text:span></text:p>
      <text:p text:style-name="P4"><text:span text:style-name="T1">class Rect extends </text:span><text:span text:style-name="T10">Shape</text:span><text:span text:style-name="T1"> {</text:span></text:p>
      <text:p text:style-name="P4"><text:span text:style-name="T1"><text:tab/>constructor(size) {</text:span></text:p>
      <text:p text:style-name="P4"><text:span text:style-name="T1"><text:tab/><text:tab/>super();</text:span></text:p>
      <text:p text:style-name="P4"><text:span text:style-name="T1"><text:tab/><text:tab/>this.size = size;</text:span></text:p>
      <text:p text:style-name="P4"><text:span text:style-name="T1"><text:tab/>}</text:span></text:p>
      <text:p text:style-name="P4"><text:span text:style-name="T1"><text:tab/></text:span><text:span text:style-name="T10">area</text:span><text:span text:style-name="T1">() { return this.size ** 2 }</text:span></text:p>
      <text:p text:style-name="P4"><text:span text:style-name="T1">}</text:span></text:p>
      <text:p text:style-name="P4"><text:span text:style-name="T1">class Circle extends </text:span><text:span text:style-name="T10">Shape</text:span><text:span text:style-name="T1"> {</text:span></text:p>
      <text:p text:style-name="P4"><text:span text:style-name="T1"><text:tab/>constructor(radius) {</text:span></text:p>
      <text:p text:style-name="P4"><text:span text:style-name="T1"><text:tab/><text:tab/>super();</text:span></text:p>
      <text:p text:style-name="P4"><text:span text:style-name="T1"><text:tab/><text:tab/>this.radius = radius;</text:span></text:p>
      <text:p text:style-name="P4"><text:span text:style-name="T1"><text:tab/>}</text:span></text:p>
      <text:p text:style-name="P4"><text:span text:style-name="T1"><text:tab/></text:span><text:span text:style-name="T10">area</text:span><text:span text:style-name="T1">() { return this.radius ** 2 * Math.PI }</text:span></text:p>
      <text:p text:style-name="P4"><text:span text:style-name="T1">}</text:span></text:p>
      <text:p text:style-name="P4"><text:span text:style-name="T1">class <text:s/>AreaCalc {</text:span></text:p>
      <text:p text:style-name="P4"><text:span text:style-name="T1"><text:tab/>constructor(shapes = []) {</text:span></text:p>
      <text:p text:style-name="P4"><text:span text:style-name="T1"><text:tab/><text:tab/>this.shapes = shapes;</text:span></text:p>
      <text:p text:style-name="P4"><text:span text:style-name="T1"><text:tab/>}</text:span></text:p>
      <text:p text:style-name="P4"><text:span text:style-name="T1"><text:tab/>sum() {</text:span></text:p>
      <text:p text:style-name="P4"><text:span text:style-name="T1"><text:tab/><text:tab/>this.shapes.reduce((sum, shape) =&gt; sum + shape.</text:span><text:span text:style-name="T10">area</text:span><text:span text:style-name="T1">(), 0)</text:span></text:p>
      <text:p text:style-name="P4"><text:span text:style-name="T1"><text:tab/>}</text:span></text:p>
      <text:p text:style-name="P4"><text:span text:style-name="T1">}</text:span></text:p>
      <text:p text:style-name="P14"><text:span text:style-name="T1">new AreaCalc([new Rect(10), new Circle(1)]).sum()</text:span></text:p>
      <text:p text:style-name="P4"><text:span text:style-name="T1">При добавлении нового типа фигуры метод класса AreaCalc неизменен, ничего менять не нужно</text:span></text:p>
      <text:p text:style-name="P5"><text:span text:style-name="T1">3)Если классы не используют методы от базового класса, то они не должны зависеть от них</text:span></text:p>
      <text:p text:style-name="P4"><text:span text:style-name="T1">То есть </text:span><text:span text:style-name="T9">не нужно использовать слишком обобщённые классы, проще разбить их на несколько промежуточных или использовать дополнение </text:span><text:span text:style-name="T1">свойств расширяемых классов:</text:span></text:p>
      <text:p text:style-name="P4"><text:span text:style-name="T1">class Animal {}</text:span></text:p>
      <text:p text:style-name="P4"><text:span text:style-name="T1">class Dog extends Animal {}</text:span></text:p>
      <text:p text:style-name="P4"><text:soft-page-break/><text:span text:style-name="T1">class Fly extends Animal {}</text:span></text:p>
      <text:p text:style-name="P4"><text:span text:style-name="T1">const swim = { swim(){} }</text:span></text:p>
      <text:p text:style-name="P4"><text:span text:style-name="T1">const walk = { walk(){} }</text:span></text:p>
      <text:p text:style-name="P4"><text:span text:style-name="T1">const fly = { fly(){} }</text:span></text:p>
      <text:p text:style-name="P4"><text:span text:style-name="T1">Object.assign(Dog.prototype, swim, walk);</text:span></text:p>
      <text:p text:style-name="P4"><text:span text:style-name="T1">Object.assign(Fly.prototype, fly);</text:span></text:p>
      <text:p text:style-name="P4"><text:span text:style-name="T1">Так расширили классы и теперь при их инициализации методы доступны</text:span></text:p>
      <text:p text:style-name="P4"/>
      <text:p text:style-name="P6">Паттерны программирования</text:p>
      <text:p text:style-name="P8">Паттерны создания новых объектов</text:p>
      <text:p text:style-name="P4"><text:span text:style-name="T18">Фабрика</text:span> –<text:span text:style-name="T1"> </text:span>создаётся класс оболочка, из которого можно создавать различные объекты</text:p>
      <text:p text:style-name="P4">class <text:span text:style-name="T5">Simple</text:span> {</text:p>
      <text:p text:style-name="P4"><text:tab/>constructor(name) {</text:p>
      <text:p text:style-name="P4"><text:tab/><text:tab/>this.name = name;</text:p>
      <text:p text:style-name="P4"><text:tab/><text:tab/>this.cost = 10;</text:p>
      <text:p text:style-name="P4"><text:tab/>}</text:p>
      <text:p text:style-name="P4">}</text:p>
      <text:p text:style-name="P4">class <text:span text:style-name="T5">Standart</text:span> {</text:p>
      <text:p text:style-name="P4"><text:tab/>constructor(name) {</text:p>
      <text:p text:style-name="P4"><text:tab/><text:tab/>this.name = name;</text:p>
      <text:p text:style-name="P4"><text:tab/><text:tab/>this.cost = 50;</text:p>
      <text:p text:style-name="P4"><text:tab/>}</text:p>
      <text:p text:style-name="P4">}</text:p>
      <text:p text:style-name="P4"/>
      <text:p text:style-name="P4">class <text:span text:style-name="T15">Factory</text:span> {</text:p>
      <text:p text:style-name="P4"><text:tab/>static list = {</text:p>
      <text:p text:style-name="P4"><text:tab/><text:tab/><text:span text:style-name="T5">simple</text:span>: <text:span text:style-name="T5">Simple</text:span>,</text:p>
      <text:p text:style-name="P4"><text:tab/><text:tab/><text:span text:style-name="T10">s</text:span><text:span text:style-name="T5">tandart</text:span>: <text:span text:style-name="T5">Standart</text:span></text:p>
      <text:p text:style-name="P4"><text:tab/>}</text:p>
      <text:p text:style-name="P4"><text:tab/>create(name, type = 'simple') {</text:p>
      <text:p text:style-name="P4"><text:tab/><text:tab/>const SelectClass =<text:span text:style-name="T5"> list[type]</text:span> || Factory.list.simple;</text:p>
      <text:p text:style-name="P4"><text:tab/><text:tab/>return<text:span text:style-name="T5"> new SelectClass(name);</text:span></text:p>
      <text:p text:style-name="P4"><text:tab/>}</text:p>
      <text:p text:style-name="P4">}</text:p>
      <text:p text:style-name="P4">const cost = <text:span text:style-name="T15">Factory.create('Ivan', 'standart')</text:span>;</text:p>
      <text:p text:style-name="P4">Несколько разновидностей фабрик:</text:p>
      <text:p text:style-name="P4"><text:span text:style-name="T6">Простая фабрика. </text:span>Есть классы, по которым создаются объекты, а есть класс, который использует эти классы </text:p>
      <text:p text:style-name="P4">для создания объектов в одном месте</text:p>
      <text:p text:style-name="P4">class Door{}</text:p>
      <text:p text:style-name="P4">class DoorFactory{</text:p>
      <text:p text:style-name="P4"><text:tab/><text:span text:style-name="T4">createDoor</text:span>: (...) =&gt; new Door(...)</text:p>
      <text:p text:style-name="P4">}</text:p>
      <text:p text:style-name="P4">const door1 = <text:span text:style-name="T4">DoorFactory.createDoor</text:span>(...);</text:p>
      <text:p text:style-name="P4"/>
      <text:p text:style-name="P17">Фабричный метод</text:p>
      <text:p text:style-name="P4">Создание класса, который помогает создавать пределённые объекты</text:p>
      <text:p text:style-name="P4">Применяется при создании <text:span text:style-name="T15">множества однотипных объектов с небольшими различиями</text:span></text:p>
      <text:p text:style-name="P4">Состоит из классов 2 типов - 1 тип - класс конструктор. который собстивенно создаёт объекты, 2 тип - класс надстройка, который помогает оптимизировать создание объектов</text:p>
      <text:p text:style-name="P4">class Bmw {</text:p>
      <text:p text:style-name="P4"><text:tab/>constructor(type, weight, maxSpeed) {...}</text:p>
      <text:p text:style-name="P4">}</text:p>
      <text:p text:style-name="P4">class BmwFactory {</text:p>
      <text:p text:style-name="P4"><text:tab/>create(type) {</text:p>
      <text:p text:style-name="P4"><text:tab/><text:tab/><text:span text:style-name="T5">if (type === 'x5')</text:span> return new Bmw(type, 1300, 230)</text:p>
      <text:p text:style-name="P4"><text:tab/><text:tab/><text:span text:style-name="T5">if(...)</text:span>...</text:p>
      <text:p text:style-name="P4"><text:tab/>}</text:p>
      <text:p text:style-name="P4"><text:soft-page-break/>}</text:p>
      <text:p text:style-name="P4"/>
      <text:p text:style-name="P4">const factory = new BmwFactory();</text:p>
      <text:p text:style-name="P4">const x5 = factory.<text:span text:style-name="T5">create</text:span>('x5');</text:p>
      <text:p text:style-name="P4"/>
      <text:p text:style-name="P17">Абстрактная фабрика</text:p>
      <text:p text:style-name="P4">Это интерфейс, <text:span text:style-name="T15">группирующий другие фабрики</text:span>, логически связанных друг с другом</text:p>
      <text:p text:style-name="P5">У всех фабрик должен быть одинаковый интерфейс создания объектов</text:p>
      <text:p text:style-name="P4">Пример:</text:p>
      <text:p text:style-name="P18">// abstract factory</text:p>
      <text:p text:style-name="P4">function bmwProducer(kind) {</text:p>
      <text:p text:style-name="P4"><text:tab/>return kind === 'sport' ? sportCarFactory() : familyCarFactory();</text:p>
      <text:p text:style-name="P4">}</text:p>
      <text:p text:style-name="P18">// factories</text:p>
      <text:p text:style-name="P4">function sportCarFactory() { return new Z4(); }</text:p>
      <text:p text:style-name="P4">function familyCarFactory() { return new I3(); }</text:p>
      <text:p text:style-name="P18">//modeles</text:p>
      <text:p text:style-name="P4">class Z4 { ... }</text:p>
      <text:p text:style-name="P4">class I3 {...}</text:p>
      <text:p text:style-name="P4">Созание машины:</text:p>
      <text:p text:style-name="P4">const produce = new bmwProducer('sport');</text:p>
      <text:p text:style-name="P4">const myCar = new produce(); // автомобиль</text:p>
      <text:p text:style-name="P4"/>
      <text:p text:style-name="P4"><text:span text:style-name="T18">Прототипы</text:span> — <text:span text:style-name="T21">создание различных объектов, используя как скелет какой-то конкретный</text:span></text:p>
      <text:p text:style-name="P4">const <text:span text:style-name="T5">car</text:span> = {</text:p>
      <text:p text:style-name="P4"><text:tab/>wheels: 4,</text:p>
      <text:p text:style-name="P4"><text:tab/>init(){}</text:p>
      <text:p text:style-name="P4">}</text:p>
      <text:p text:style-name="P4"/>
      <text:p text:style-name="P4">const Bmw = <text:span text:style-name="T5">Object.create</text:span>(<text:span text:style-name="T5">car</text:span>, {</text:p>
      <text:p text:style-name="P4"><text:tab/><text:span text:style-name="T21">// настройки свойств get, set, value</text:span></text:p>
      <text:p text:style-name="P4"><text:tab/>owner: { value: 'Dima' }</text:p>
      <text:p text:style-name="P4">})</text:p>
      <text:p text:style-name="P4">Bmw.init()</text:p>
      <text:p text:style-name="P4">Другой вариант:</text:p>
      <text:p text:style-name="P4">Создание кучи клонов от одного объекта</text:p>
      <text:p text:style-name="P4">Здесь минимальные затраты памяти, так как создаётся копия на основе существующей структуры</text:p>
      <text:p text:style-name="P4">Пример:</text:p>
      <text:p text:style-name="P4">class <text:span text:style-name="T6">TeslaCar</text:span> {</text:p>
      <text:p text:style-name="P4"><text:tab/>constructor(model, price) {...}</text:p>
      <text:p text:style-name="P4"><text:tab/><text:span text:style-name="T6">produce</text:span> () {</text:p>
      <text:p text:style-name="P4"><text:tab/><text:tab/>return <text:span text:style-name="T15">new TeslaCar</text:span>(this.model, this.price)</text:p>
      <text:p text:style-name="P4"><text:tab/>}</text:p>
      <text:p text:style-name="P4">}</text:p>
      <text:p text:style-name="P4">const <text:span text:style-name="T5">prototypeCar</text:span> = new TeslaCar('sdsd', 23000); //это эталонный автомобиль, с которого нужно делать копии, он как шаблон для создания других</text:p>
      <text:p text:style-name="P4">const car1 = <text:span text:style-name="T5">prototypeCar.produce();</text:span></text:p>
      <text:p text:style-name="P4">const car2 = <text:span text:style-name="T5">prototypeCar.produce();</text:span></text:p>
      <text:p text:style-name="P4">car2.price = 21000;</text:p>
      <text:p text:style-name="P4">Получаем <text:span text:style-name="T22">кучу клонированных объектов, в любом из которых при желании мы можем поменять любое свойство </text:span>на нужное значение</text:p>
      <text:p text:style-name="P4"/>
      <text:p text:style-name="P2"><text:span text:style-name="T18">Singleton</text:span> —<text:span text:style-name="T12"> только один инициализированный объект. Пример — создание единого класса </text:span>ajax <text:span text:style-name="T12">запросов, который сразу инициализируется и при последующих запросах будет тянуться один и тот же объект</text:span></text:p>
      <text:p text:style-name="P4">class Database {</text:p>
      <text:p text:style-name="P4"><text:tab/>constructor(data) {</text:p>
      <text:p text:style-name="P4"><text:tab/><text:tab/>if (Database.exists) {</text:p>
      <text:p text:style-name="P2"><text:soft-page-break/><text:span text:style-name="T12"><text:tab/><text:tab/><text:tab/>return </text:span><text:span text:style-name="T8">Database.instance</text:span><text:span text:style-name="T12">;</text:span></text:p>
      <text:p text:style-name="P4"><text:tab/><text:tab/>}</text:p>
      <text:p text:style-name="P2"><text:span text:style-name="T12"><text:tab/><text:tab/></text:span><text:span text:style-name="T8">Database.instance = this;</text:span></text:p>
      <text:p text:style-name="P4"><text:tab/><text:tab/>Database.exists = true;</text:p>
      <text:p text:style-name="P4"><text:tab/><text:tab/>...</text:p>
      <text:p text:style-name="P4"><text:tab/>}</text:p>
      <text:p text:style-name="P4">}</text:p>
      <text:p text:style-name="P4">Или</text:p>
      <text:p text:style-name="P4">class Counter {</text:p>
      <text:p text:style-name="P4"><text:tab/>constructor{</text:p>
      <text:p text:style-name="P4"><text:tab/><text:tab/>if (<text:span text:style-name="T5">typeof Counter.instance</text:span> === 'object') {</text:p>
      <text:p text:style-name="P4"><text:tab/><text:tab/><text:tab/>return Counter.<text:span text:style-name="T5">instance</text:span>;</text:p>
      <text:p text:style-name="P4"><text:tab/><text:tab/>}</text:p>
      <text:p text:style-name="P4"><text:tab/><text:tab/>Counter.<text:span text:style-name="T5">instance</text:span> = this</text:p>
      <text:p text:style-name="P4"><text:tab/><text:tab/>return this</text:p>
      <text:p text:style-name="P4"><text:tab/>}</text:p>
      <text:p text:style-name="P4">}</text:p>
      <text:p text:style-name="P8">Структурные паттерны</text:p>
      <text:p text:style-name="P2"><text:span text:style-name="T19">Адаптер</text:span><text:span text:style-name="T12"> — интегрирует старый интерфейс в новый</text:span></text:p>
      <text:p text:style-name="P2"><text:span text:style-name="T12">То есть может быть старая версия </text:span>api <text:s/><text:span text:style-name="T12">в проекте, но уже создана новая, </text:span><text:span text:style-name="T8">с помощью адаптера пользуемся новой версией, применяя названия методов со старой</text:span></text:p>
      <text:p text:style-name="P4">class OldCalc {</text:p>
      <text:p text:style-name="P2"><text:span text:style-name="T12"><text:tab/></text:span><text:span text:style-name="T8">operations(t1, t2, oper) </text:span><text:span text:style-name="T12">{</text:span></text:p>
      <text:p text:style-name="P4"><text:tab/><text:tab/>switch(oper) {</text:p>
      <text:p text:style-name="P4"><text:tab/><text:tab/><text:tab/>case 'add': return t1 + t2;</text:p>
      <text:p text:style-name="P4"><text:tab/><text:tab/>}</text:p>
      <text:p text:style-name="P4"><text:tab/>}</text:p>
      <text:p text:style-name="P4">}</text:p>
      <text:p text:style-name="P4">class NewCalc {</text:p>
      <text:p text:style-name="P2"><text:span text:style-name="T12"><text:tab/></text:span><text:span text:style-name="T8">add</text:span><text:span text:style-name="T12">(t1, t2) { return t1 + t2; }</text:span></text:p>
      <text:p text:style-name="P2"><text:span text:style-name="T12"><text:tab/></text:span><text:span text:style-name="T8">sub</text:span><text:span text:style-name="T12">(t1, t2) { return t1 - t2; }</text:span></text:p>
      <text:p text:style-name="P4">}</text:p>
      <text:p text:style-name="P2"><text:span text:style-name="T12">class </text:span><text:span text:style-name="T8">CalcAdapter</text:span><text:span text:style-name="T12"> {</text:span></text:p>
      <text:p text:style-name="P4"><text:tab/>constructor() {</text:p>
      <text:p text:style-name="P2"><text:span text:style-name="T12"><text:tab/><text:tab/></text:span><text:span text:style-name="T8">this.calc = new NewCalc();</text:span></text:p>
      <text:p text:style-name="P4"><text:tab/>}</text:p>
      <text:p text:style-name="P2"><text:span text:style-name="T12"><text:tab/>// </text:span><text:span text:style-name="T13">перенеслось название метода из старой реализации, на который ссылаются в программе, но с подходами новой реализации</text:span></text:p>
      <text:p text:style-name="P3"><text:span text:style-name="T8"><text:s text:c="12"/>operations</text:span><text:span text:style-name="T12">(t1, t2, oper) {</text:span></text:p>
      <text:p text:style-name="P4"><text:tab/><text:tab/>return this.calc[oper](t1, t2)</text:p>
      <text:p text:style-name="P4"><text:tab/>}</text:p>
      <text:p text:style-name="P4">}</text:p>
      <text:p text:style-name="P4">Ещё пример:</text:p>
      <text:p text:style-name="P4">В разрезе ООП - сделать для классов обёртку, которая будет их объединять</text:p>
      <text:p text:style-name="P4">class Engine2l {</text:p>
      <text:p text:style-name="P4"><text:tab/><text:span text:style-name="T5">simleInterface</text:span>(){...}</text:p>
      <text:p text:style-name="P4">}</text:p>
      <text:p text:style-name="P4">class EngineV8 {</text:p>
      <text:p text:style-name="P4"><text:tab/><text:span text:style-name="T5">complexInterface</text:span>(){...}</text:p>
      <text:p text:style-name="P4">}</text:p>
      <text:p text:style-name="P5">// Обёртка которая позволяет подогнать сложный класс под простой, в итоге оба могут вызываться одним и тем же методом</text:p>
      <text:p text:style-name="P5">// простой сам по себе, а сложный, запихнутый в обёртке адаптера - simpleInterface</text:p>
      <text:p text:style-name="P4">class <text:span text:style-name="T5">EngineV8Adapter</text:span> {</text:p>
      <text:p text:style-name="P4"><text:tab/>constructor(engine) {</text:p>
      <text:p text:style-name="P4"><text:tab/><text:tab/>this.engine = engine;</text:p>
      <text:p text:style-name="P4"><text:tab/>}</text:p>
      <text:p text:style-name="P4"><text:soft-page-break/><text:tab/><text:span text:style-name="T5">simpleInterface</text:span>() {</text:p>
      <text:p text:style-name="P4"><text:tab/><text:tab/>this.engine.<text:span text:style-name="T5">complexInterface</text:span>()</text:p>
      <text:p text:style-name="P4"><text:tab/>}</text:p>
      <text:p text:style-name="P4">}</text:p>
      <text:p text:style-name="P2"><text:span text:style-name="T19">Декоратор</text:span><text:span text:style-name="T12"> — </text:span><text:span text:style-name="T13">добавляет новое поведение или функционал для существующих классов</text:span></text:p>
      <text:p text:style-name="P4">Можно делать много обёрток для каждого класса:</text:p>
      <text:p text:style-name="P4">class <text:span text:style-name="T5">Server</text:span> { ... }</text:p>
      <text:p text:style-name="P4">function wrapper(<text:span text:style-name="T5">server</text:span>) {</text:p>
      <text:p text:style-name="P4"><text:tab/>serves.opa = 12;</text:p>
      <text:p text:style-name="P4"><text:tab/>server.func = function(){}</text:p>
      <text:p text:style-name="P4"><text:tab/><text:span text:style-name="T5">return server;</text:span></text:p>
      <text:p text:style-name="P4">}</text:p>
      <text:p text:style-name="P4">const s1 = <text:span text:style-name="T5">wrapper</text:span>(<text:span text:style-name="T5">new Server</text:span>(8080));</text:p>
      <text:p text:style-name="P4">Можно <text:span text:style-name="T15">несколько декораторов</text:span> вкинуть:</text:p>
      <text:p text:style-name="P4">class <text:span text:style-name="T5">AutoPilot</text:span> {</text:p>
      <text:p text:style-name="P4"><text:tab/>constructor(car) {</text:p>
      <text:p text:style-name="P4"><text:tab/><text:tab/>this.car = car;</text:p>
      <text:p text:style-name="P4"><text:tab/>}</text:p>
      <text:p text:style-name="P4"><text:tab/>getPrice() {</text:p>
      <text:p text:style-name="P4"><text:tab/><text:tab/>return this.car.getPrice() + 3000;</text:p>
      <text:p text:style-name="P4"><text:tab/>}</text:p>
      <text:p text:style-name="P4"><text:tab/>getDescription() { return `${this.car.getDescription()} with autopilot` }</text:p>
      <text:p text:style-name="P4">}</text:p>
      <text:p text:style-name="P4">class <text:span text:style-name="T5">Parktronic</text:span> {</text:p>
      <text:p text:style-name="P4"><text:tab/>constructor(car) {</text:p>
      <text:p text:style-name="P4"><text:tab/><text:tab/>this.car = car;</text:p>
      <text:p text:style-name="P4"><text:tab/>}</text:p>
      <text:p text:style-name="P4"><text:tab/>getPrice() {</text:p>
      <text:p text:style-name="P4"><text:tab/><text:tab/>return this.car.getPrice() + 4000;</text:p>
      <text:p text:style-name="P4"><text:tab/>}</text:p>
      <text:p text:style-name="P4"><text:tab/>getDescription() { return `${this.car.getDescription()} with Parktronic` }</text:p>
      <text:p text:style-name="P4">}</text:p>
      <text:p text:style-name="P4"/>
      <text:p text:style-name="P4">let <text:span text:style-name="T5">tesla</text:span> = new Tesla();</text:p>
      <text:p text:style-name="P4">tesla = new <text:span text:style-name="T5">AutoPilot(tesla);</text:span></text:p>
      <text:p text:style-name="P4">tesla = new <text:span text:style-name="T5">Parktronic(tesla); </text:span>// price - 37000, description - Tesla with autopilot with Parktronic</text:p>
      <text:p text:style-name="P4">let <text:span text:style-name="T5">tesla</text:span> = new Tesla();</text:p>
      <text:p text:style-name="P4">tesla = <text:span text:style-name="T5">new AutoPilot</text:span>(tesla); // price - 33000, description - Tesla with autopilot</text:p>
      <text:p text:style-name="P2"><text:span text:style-name="T19">Фасад</text:span><text:span text:style-name="T12"> — скрывать </text:span><text:span text:style-name="T13">множество методов в одном простом</text:span><text:span text:style-name="T12">, чтобы упростить взаимодействие</text:span></text:p>
      <text:p text:style-name="P2">class <text:span text:style-name="T5">Server</text:span> {…}</text:p>
      <text:p text:style-name="P2">class <text:span text:style-name="T5">Client</text:span> { … }</text:p>
      <text:p text:style-name="P2">class Facade {</text:p>
      <text:p text:style-name="P2"><text:s text:c="4"/><text:span text:style-name="T5">action</text:span>(a, b, c) {</text:p>
      <text:p text:style-name="P2"><text:tab/>Client.create()</text:p>
      <text:p text:style-name="P2"><text:tab/>Server.create()</text:p>
      <text:p text:style-name="P2"><text:tab/>...</text:p>
      <text:p text:style-name="P2"><text:s text:c="4"/>}</text:p>
      <text:p text:style-name="P2">}</text:p>
      <text:p text:style-name="P2"><text:span text:style-name="T5">new Facade().action</text:span>(1, 2, 3);</text:p>
      <text:p text:style-name="P4">Ещё пример:</text:p>
      <text:p text:style-name="P4">class Conveerfacade{</text:p>
      <text:p text:style-name="P4"><text:tab/>constructor(car){</text:p>
      <text:p text:style-name="P4"><text:tab/><text:tab/>this.car = car;</text:p>
      <text:p text:style-name="P4"><text:tab/>}</text:p>
      <text:p text:style-name="P4"><text:tab/><text:span text:style-name="T15">//любые сложные операции</text:span></text:p>
      <text:p text:style-name="P4"><text:tab/>assembleCar() {</text:p>
      <text:p text:style-name="P4"><text:tab/><text:tab/>const { car } = this</text:p>
      <text:p text:style-name="P4"><text:soft-page-break/><text:tab/><text:tab/>car.setBody();</text:p>
      <text:p text:style-name="P4"><text:tab/><text:tab/>car.setEngine();</text:p>
      <text:p text:style-name="P4"><text:tab/><text:tab/>car.setInterior();</text:p>
      <text:p text:style-name="P4"><text:tab/><text:tab/>car.addElectronics();</text:p>
      <text:p text:style-name="P4"><text:tab/><text:tab/>car.paint();</text:p>
      <text:p text:style-name="P4"><text:tab/>}</text:p>
      <text:p text:style-name="P4"><text:tab/>changeEngine() {</text:p>
      <text:p text:style-name="P4"><text:tab/><text:tab/>const { car } = this</text:p>
      <text:p text:style-name="P4"><text:tab/><text:tab/>car.getEngine();</text:p>
      <text:p text:style-name="P4"><text:tab/><text:tab/>car.setEngine();</text:p>
      <text:p text:style-name="P4"><text:tab/>}</text:p>
      <text:p text:style-name="P4">}</text:p>
      <text:p text:style-name="P4">const conveer = <text:span text:style-name="T5">new Conveerfacade(new Conveer())</text:span>;</text:p>
      <text:p text:style-name="P4">const car = conveer.assembleCar();</text:p>
      <text:p text:style-name="P4">car.changeEngine();</text:p>
      <text:p text:style-name="P2"><text:span text:style-name="T19">Кеширование</text:span><text:span text:style-name="T12"> (</text:span><text:span text:style-name="T14">Легковес</text:span><text:span text:style-name="T12">) — для производительности. Суть - <text:s/></text:span><text:span text:style-name="T13">проводим операции, создавая объект и сохраняя его в списке</text:span><text:span text:style-name="T12">, затем при последующих созданиях смотрим, если есть в списке — берём оттуда, иначе создаём и добавляем.</text:span></text:p>
      <text:p text:style-name="P2"><text:span text:style-name="T19">Прокси</text:span><text:span text:style-name="T12"> — </text:span><text:span text:style-name="T13">перехватчик</text:span><text:span text:style-name="T12">, с его помощью можно убирать лишние запросы. Действия — </text:span><text:span text:style-name="T13">прописаны в функционале </text:span><text:span text:style-name="T15">Proxy()</text:span></text:p>
      <text:p text:style-name="P7">Посредник</text:p>
      <text:p text:style-name="P2">Это поведенческий паттерн, который позволяет <text:span text:style-name="T15">уменьшить взаимосвязь классов между собой.</text:span></text:p>
      <text:p text:style-name="P2">Межкласовые связи выносятся в класс посредник.</text:p>
      <text:p text:style-name="P2">Практический пример - <text:span text:style-name="T15">дилер выступает посредником при покупке авто</text:span></text:p>
      <text:p text:style-name="P2">class <text:span text:style-name="T5">Dealer</text:span> {</text:p>
      <text:p text:style-name="P2"><text:tab/>constructor() {</text:p>
      <text:p text:style-name="P2"><text:tab/><text:tab/>this.customers = [];</text:p>
      <text:p text:style-name="P2"><text:tab/>}</text:p>
      <text:p text:style-name="P2"><text:tab/><text:span text:style-name="T5">orderAuto</text:span>(customer, auto, info) {</text:p>
      <text:p text:style-name="P2"><text:tab/><text:tab/>const name = customer.getName();</text:p>
      <text:p text:style-name="P2"><text:tab/><text:tab/>....</text:p>
      <text:p text:style-name="P2"><text:tab/><text:tab/>this.addCustomersList(name);</text:p>
      <text:p text:style-name="P2"><text:tab/>}</text:p>
      <text:p text:style-name="P2"><text:tab/>addCustomersList(name){</text:p>
      <text:p text:style-name="P2"><text:tab/><text:tab/>this.customers.push(name);</text:p>
      <text:p text:style-name="P2"><text:tab/>}</text:p>
      <text:p text:style-name="P2"><text:tab/>getCustomers(){</text:p>
      <text:p text:style-name="P2"><text:tab/><text:tab/>return this.customers;</text:p>
      <text:p text:style-name="P2"><text:tab/>}</text:p>
      <text:p text:style-name="P2">}</text:p>
      <text:p text:style-name="P2">class Customer {</text:p>
      <text:p text:style-name="P2"><text:tab/>constructor(name, <text:span text:style-name="T5">dealerMediator</text:span>){</text:p>
      <text:p text:style-name="P2"><text:tab/><text:tab/>this.name = name;</text:p>
      <text:p text:style-name="P2"><text:tab/><text:tab/>this.dealerMediator = dealerMediator;</text:p>
      <text:p text:style-name="P2"><text:tab/>}</text:p>
      <text:p text:style-name="P2"><text:tab/>getName(){ return this.name; }</text:p>
      <text:p text:style-name="P2"><text:tab/>makeOrder(auto, info) {</text:p>
      <text:p text:style-name="P2"><text:tab/><text:tab/>this.<text:span text:style-name="T5">dealerMediator</text:span>.<text:span text:style-name="T5">orderAuto</text:span>(this, auto, info);</text:p>
      <text:p text:style-name="P2"><text:tab/>}</text:p>
      <text:p text:style-name="P2">}</text:p>
      <text:p text:style-name="P2">Класс диоера выступил посредником и был добавлен при инициализации заказчика</text:p>
      <text:p text:style-name="P2">const <text:span text:style-name="T6">mediator</text:span> = new Dealer();</text:p>
      <text:p text:style-name="P2">const alesha = <text:span text:style-name="T5">new Customer('alesha', </text:span><text:span text:style-name="T6">mediator</text:span><text:span text:style-name="T5">);</text:span></text:p>
      <text:p text:style-name="P2">const dima = <text:span text:style-name="T5">new Customer('dima', </text:span><text:span text:style-name="T6">mediator</text:span><text:span text:style-name="T5">);</text:span></text:p>
      <text:p text:style-name="P2">alesha.makeOrder('Tesla', 'sdfdf');</text:p>
      <text:p text:style-name="P2">dima.makeOrder('audi', 'fff');</text:p>
      <text:p text:style-name="P2">mediator.getCustomers(); // dima, alesha</text:p>
      <text:p text:style-name="P7"><text:soft-page-break/>Цепочка обязанностей</text:p>
      <text:p text:style-name="P2">Позволяет <text:span text:style-name="T15">передавать запросы последовательно по цепочке обработчиков</text:span></text:p>
      <text:p text:style-name="P2">Обработчик решает <text:s/>- может ли сам <text:span text:style-name="T15">обработать запрос или передать другому обработчику</text:span></text:p>
      <text:p text:style-name="P2">На примере оплаты заказа клиентом, у которого есть несколько платежных систем</text:p>
      <text:p text:style-name="P2">Логика - <text:span text:style-name="T15">пробежка по всем системам до первой, которая может выполнить списание средств или до отказа</text:span></text:p>
      <text:p text:style-name="P2">class <text:span text:style-name="T5">Master</text:span> extends Account {</text:p>
      <text:p text:style-name="P2"><text:tab/>constructor(balance){</text:p>
      <text:p text:style-name="P2"><text:tab/><text:tab/>super();</text:p>
      <text:p text:style-name="P2"><text:tab/><text:tab/>this.name = 'master card';</text:p>
      <text:p text:style-name="P2"><text:tab/><text:tab/>this.balance = balance;</text:p>
      <text:p text:style-name="P2"><text:tab/>}</text:p>
      <text:p text:style-name="P2">}</text:p>
      <text:p text:style-name="P2">class <text:span text:style-name="T5">Visa</text:span> extends Account {</text:p>
      <text:p text:style-name="P2"><text:tab/>constructor(balance){</text:p>
      <text:p text:style-name="P2"><text:tab/><text:tab/>super();</text:p>
      <text:p text:style-name="P2"><text:tab/><text:tab/>this.name = 'visa';</text:p>
      <text:p text:style-name="P2"><text:tab/><text:tab/>this.balance = balance;</text:p>
      <text:p text:style-name="P2"><text:tab/>}</text:p>
      <text:p text:style-name="P2">}</text:p>
      <text:p text:style-name="P2">class <text:span text:style-name="T5">Qiwi</text:span> extends Account {</text:p>
      <text:p text:style-name="P2"><text:tab/>constructor(balance){</text:p>
      <text:p text:style-name="P2"><text:tab/><text:tab/>super();</text:p>
      <text:p text:style-name="P2"><text:tab/><text:tab/>this.name = 'qiwi';</text:p>
      <text:p text:style-name="P2"><text:tab/><text:tab/>this.balance = balance;</text:p>
      <text:p text:style-name="P2"><text:tab/>}</text:p>
      <text:p text:style-name="P2">}</text:p>
      <text:p text:style-name="P2">class Account {</text:p>
      <text:p text:style-name="P2"><text:tab/>pay(orderPrice){</text:p>
      <text:p text:style-name="P2"><text:tab/><text:tab/>if (this.<text:span text:style-name="T5">canPay</text:span>(orderPrice)){</text:p>
      <text:p text:style-name="P2"><text:tab/><text:tab/><text:tab/>...</text:p>
      <text:p text:style-name="P2"><text:tab/><text:tab/>} else if (this.<text:span text:style-name="T5">incomer</text:span>){</text:p>
      <text:p text:style-name="P2"><text:tab/><text:tab/><text:tab/>this.incomer.<text:span text:style-name="T5">pay</text:span>(orderPrice);</text:p>
      <text:p text:style-name="P2"><text:tab/><text:tab/>} else {</text:p>
      <text:p text:style-name="P2"><text:tab/><text:tab/><text:tab/>console.log('error');</text:p>
      <text:p text:style-name="P2"><text:tab/><text:tab/>}</text:p>
      <text:p text:style-name="P2"><text:tab/>}</text:p>
      <text:p text:style-name="P2"><text:tab/><text:span text:style-name="T5">canPay</text:span>(amount) {</text:p>
      <text:p text:style-name="P2"><text:tab/><text:tab/>return this.balance &gt;= amount;</text:p>
      <text:p text:style-name="P2"><text:tab/>}</text:p>
      <text:p text:style-name="P2"><text:tab/>setNext(account) {</text:p>
      <text:p text:style-name="P2"><text:tab/><text:tab/>this.<text:span text:style-name="T5">incomer</text:span> = account;</text:p>
      <text:p text:style-name="P2"><text:tab/>}</text:p>
      <text:p text:style-name="P2">}</text:p>
      <text:p text:style-name="P2">Практический пример:</text:p>
      <text:p text:style-name="P2">const visa = new Visa(300);</text:p>
      <text:p text:style-name="P2">const mc = new Master(2000);</text:p>
      <text:p text:style-name="P2">const qiwi = new Qiwi(1000);</text:p>
      <text:p text:style-name="P4"><text:span text:style-name="T15">Определим приоритет, кто первый будет расходовать</text:span> — первый <text:span text:style-name="T1">visa, </text:span>затем <text:span text:style-name="T1">qiwi, master</text:span></text:p>
      <text:p text:style-name="P2">visa.<text:span text:style-name="T5">setNex</text:span>(qiwi);</text:p>
      <text:p text:style-name="P2">qiwi.<text:span text:style-name="T5">setNext</text:span>(master);</text:p>
      <text:p text:style-name="P2">visa.<text:span text:style-name="T5">pay</text:span>(1500); // в итоге оплатится с master card</text:p>
      <text:p text:style-name="P2"/>
      <text:p text:style-name="P8">Поведенческие паттерны</text:p>
      <text:p text:style-name="P14"><text:span text:style-name="T20">Цепочки(строитель) - </text:span><text:span text:style-name="T23">для</text:span><text:span text:style-name="T3"> создания объектов со сложными состояниями. Может иметь дополнительный слой абстракции, которая управляет несколькими строителями</text:span></text:p>
      <text:p text:style-name="P2">Применяется, когда много условий и переменных для конструктора класса и нужно это упростить.</text:p>
      <text:p text:style-name="P2"><text:soft-page-break/>class MySum {</text:p>
      <text:p text:style-name="P2"><text:s text:c="4"/>constructor(init) { this.sum = init || 0; }</text:p>
      <text:p text:style-name="P2"><text:s text:c="4"/><text:span text:style-name="T5">add</text:span>(val) { this.sum += val; <text:span text:style-name="T5">return this;</text:span> }</text:p>
      <text:p text:style-name="P2">}</text:p>
      <text:p text:style-name="P2">const sum1 = new MySum(10);</text:p>
      <text:p text:style-name="P2">sum1.<text:span text:style-name="T5">add</text:span>(10).<text:span text:style-name="T5">add</text:span>(10).<text:span text:style-name="T5">add</text:span>(10).sum // 40</text:p>
      <text:p text:style-name="P5">Более сложный:</text:p>
      <text:p text:style-name="P2">class Build {</text:p>
      <text:p text:style-name="P2"><text:s text:c="4"/>constructor() { this.field1 = 1; this.field2 = 1; this.class = MyClass }</text:p>
      <text:p text:style-name="P2"><text:s text:c="4"/><text:span text:style-name="T5">add</text:span>(val) { this.field1 += val; <text:span text:style-name="T5">return this</text:span>; }</text:p>
      <text:p text:style-name="P2"><text:s text:c="4"/><text:span text:style-name="T5">opa</text:span>(val) { this.field2 -= val; <text:span text:style-name="T5">return this</text:span>; }</text:p>
      <text:p text:style-name="P2"><text:s text:c="4"/><text:span text:style-name="T5">build</text:span>() {</text:p>
      <text:p text:style-name="P2"><text:tab/>return <text:span text:style-name="T5">new this.class(this.field1, this.field2)</text:span>;</text:p>
      <text:p text:style-name="P2"><text:s text:c="4"/>}</text:p>
      <text:p text:style-name="P2">}</text:p>
      <text:p text:style-name="P2"><text:span text:style-name="T15">new Build().add(2).add(1).opa(1).build()</text:span>;</text:p>
      <text:p text:style-name="P2">class Car {</text:p>
      <text:p text:style-name="P2"><text:tab/>constructor() {</text:p>
      <text:p text:style-name="P2"><text:tab/><text:tab/>this.autoPilot = false;</text:p>
      <text:p text:style-name="P2"><text:tab/><text:tab/>this.parktronic = false;</text:p>
      <text:p text:style-name="P2"><text:tab/><text:tab/>this.signaling = false;</text:p>
      <text:p text:style-name="P2"><text:tab/>}</text:p>
      <text:p text:style-name="P2">}</text:p>
      <text:p text:style-name="P2">class CarBuilder {</text:p>
      <text:p text:style-name="P2"><text:tab/>constructor() {</text:p>
      <text:p text:style-name="P2"><text:tab/><text:tab/>this.car = new Car();</text:p>
      <text:p text:style-name="P2"><text:tab/>}</text:p>
      <text:p text:style-name="P2"><text:tab/>build() { return this.car; }</text:p>
      <text:p text:style-name="P2"><text:tab/>addAutoPilot(autopilot) {</text:p>
      <text:p text:style-name="P2"><text:tab/><text:tab/>this.car.autopilot = autopilot;</text:p>
      <text:p text:style-name="P2"><text:tab/><text:tab/>return this;</text:p>
      <text:p text:style-name="P2"><text:tab/>}</text:p>
      <text:p text:style-name="P2"><text:tab/>addParktronic(parktronic) {</text:p>
      <text:p text:style-name="P2"><text:tab/><text:tab/>this.car.parktronic = parktronic;</text:p>
      <text:p text:style-name="P2"><text:tab/><text:tab/>return this;</text:p>
      <text:p text:style-name="P2"><text:tab/>}</text:p>
      <text:p text:style-name="P2"><text:tab/>addSignaling(signaling) {</text:p>
      <text:p text:style-name="P2"><text:tab/><text:tab/>this.car.signaling = signaling;</text:p>
      <text:p text:style-name="P2"><text:tab/><text:tab/>return this;</text:p>
      <text:p text:style-name="P2"><text:tab/>}</text:p>
      <text:p text:style-name="P2"><text:tab/>// а это новое условие, которое можно самим добавить поверх класса</text:p>
      <text:p text:style-name="P2"><text:tab/>updateEngine(engine) {</text:p>
      <text:p text:style-name="P2"><text:tab/><text:tab/>this.car.engine = engine;</text:p>
      <text:p text:style-name="P2"><text:tab/><text:tab/>return this;</text:p>
      <text:p text:style-name="P2"><text:tab/>}</text:p>
      <text:p text:style-name="P2">}</text:p>
      <text:p text:style-name="P2">Итоговое применение строителя:</text:p>
      <text:p text:style-name="P2">const myCar = new CarBuilder()</text:p>
      <text:p text:style-name="P2"><text:tab/>.addAutoPilot(true)</text:p>
      <text:p text:style-name="P2"><text:tab/>.addParktronic(true)</text:p>
      <text:p text:style-name="P2"><text:tab/>.updateEngine('V8')</text:p>
      <text:p text:style-name="P2"><text:tab/>.build()</text:p>
      <text:p text:style-name="P4"/>
      <text:p text:style-name="P4"><text:span text:style-name="T18">Медиатор</text:span> –<text:span text:style-name="T1"> </text:span>взаимосвязь разных классов друг с другом.</text:p>
      <text:p text:style-name="P4">Например чат с пользователями, пользователи регистрируются в чате, отправляют друг другу сообщения.</text:p>
      <text:p text:style-name="P4">class <text:span text:style-name="T5">User</text:span> {</text:p>
      <text:p text:style-name="P4"><text:tab/>constructor(name){...}</text:p>
      <text:p text:style-name="P4"><text:soft-page-break/><text:tab/>send(message, to){</text:p>
      <text:p text:style-name="P4"><text:tab/><text:tab/><text:span text:style-name="T5">this.room</text:span>.<text:span text:style-name="T6">send</text:span>(message, this, to);</text:p>
      <text:p text:style-name="P4"><text:tab/>}</text:p>
      <text:p text:style-name="P4"><text:tab/><text:span text:style-name="T6">receive</text:span>(message, from){...}</text:p>
      <text:p text:style-name="P4">}</text:p>
      <text:p text:style-name="P4">class <text:span text:style-name="T5">ChatRoom</text:span> {</text:p>
      <text:p text:style-name="P4"><text:tab/>constructor(){ <text:span text:style-name="T5">this.users = {}</text:span> }</text:p>
      <text:p text:style-name="P4"><text:tab/><text:span text:style-name="T5">register</text:span>(user) {</text:p>
      <text:p text:style-name="P4"><text:tab/><text:tab/>this.users[user.name] = user;</text:p>
      <text:p text:style-name="P4"><text:tab/><text:tab/>user.room = this;</text:p>
      <text:p text:style-name="P4"><text:tab/>}</text:p>
      <text:p text:style-name="P4"><text:tab/><text:span text:style-name="T6">send</text:span>(message, from, to){</text:p>
      <text:p text:style-name="P4"><text:tab/><text:tab/>if (to) {</text:p>
      <text:p text:style-name="P4"><text:tab/><text:tab/><text:tab/>to.<text:span text:style-name="T6">receive</text:span>(message, from);</text:p>
      <text:p text:style-name="P4"><text:tab/><text:tab/>} else {</text:p>
      <text:p text:style-name="P4"><text:tab/><text:tab/><text:tab/>Object.entries(this.users).forEach(([key, val]) =&gt; {</text:p>
      <text:p text:style-name="P4"><text:tab/><text:tab/><text:tab/><text:tab/>val !== from &amp;&amp; val.<text:span text:style-name="T6">receive</text:span>(message, from);</text:p>
      <text:p text:style-name="P4"><text:tab/><text:tab/><text:tab/>})</text:p>
      <text:p text:style-name="P4"><text:tab/><text:tab/>}</text:p>
      <text:p text:style-name="P4"><text:tab/>}</text:p>
      <text:p text:style-name="P4">}</text:p>
      <text:p text:style-name="P4"/>
      <text:p text:style-name="P4"><text:span text:style-name="T18">Обсервер</text:span> — наблюдатель</text:p>
      <text:p text:style-name="P4">Классы наблюдателей становятся в поток и подписываются на изменения:</text:p>
      <text:p text:style-name="P4">class <text:span text:style-name="T5">Subject</text:span> {</text:p>
      <text:p text:style-name="P4"><text:tab/>constructor(){ this.observers = [] }</text:p>
      <text:p text:style-name="P4"><text:tab/>subscribe(observer) {</text:p>
      <text:p text:style-name="P4"><text:tab/><text:tab/>this.observers.push(observer);</text:p>
      <text:p text:style-name="P4"><text:tab/>}</text:p>
      <text:p text:style-name="P4"><text:tab/>unsubscribe(observer) {</text:p>
      <text:p text:style-name="P4"><text:tab/><text:tab/>this.observers = this.observers.filter(e =&gt; e !== observer);</text:p>
      <text:p text:style-name="P4"><text:tab/>}</text:p>
      <text:p text:style-name="P4"><text:tab/><text:span text:style-name="T11">fire</text:span>(changes){</text:p>
      <text:p text:style-name="P4"><text:tab/><text:tab/>this.observers.forEach(observer =&gt; observer.<text:span text:style-name="T5">update</text:span>(changes));</text:p>
      <text:p text:style-name="P4"><text:tab/>}</text:p>
      <text:p text:style-name="P4">}</text:p>
      <text:p text:style-name="P4">class <text:span text:style-name="T5">Observer</text:span> {</text:p>
      <text:p text:style-name="P4"><text:tab/>constructor(state){ this.state = state; this.initialState = state; }</text:p>
      <text:p text:style-name="P4"><text:tab/><text:span text:style-name="T5">update</text:span>(changes) {...}</text:p>
      <text:p text:style-name="P4">}</text:p>
      <text:p text:style-name="P4"/>
      <text:p text:style-name="P4">const stream = new Subject();</text:p>
      <text:p text:style-name="P4">const obs1 = new Observer(1);</text:p>
      <text:p text:style-name="P4">const obs2 = new Observer(2);</text:p>
      <text:p text:style-name="P4"/>
      <text:p text:style-name="P4">stream.subscribe(obs1);</text:p>
      <text:p text:style-name="P4">stream.subscribe(obs2);</text:p>
      <text:p text:style-name="P5">// изменяет сразу всех подписчиков</text:p>
      <text:p text:style-name="P4">stream.<text:span text:style-name="T6">fire</text:span>(123);</text:p>
      <text:p text:style-name="P4"/>
      <text:p text:style-name="P7">State</text:p>
      <text:p text:style-name="P9">// имеют схожие методы</text:p>
      <text:p text:style-name="P2">class <text:span text:style-name="T5">Green</text:span>{...}</text:p>
      <text:p text:style-name="P2">class <text:span text:style-name="T5">Yellow</text:span>{...}</text:p>
      <text:p text:style-name="P2">class <text:span text:style-name="T5">Red</text:span>{...}</text:p>
      <text:p text:style-name="P2"/>
      <text:p text:style-name="P2">class TrafficLight{</text:p>
      <text:p text:style-name="P2"><text:soft-page-break/><text:tab/>constructor(){</text:p>
      <text:p text:style-name="P2"><text:tab/><text:tab/>this.states = [</text:p>
      <text:p text:style-name="P2"><text:tab/><text:tab/><text:tab/>new <text:span text:style-name="T5">Green</text:span>(),</text:p>
      <text:p text:style-name="P2"><text:tab/><text:tab/><text:tab/>new <text:span text:style-name="T5">Yellow</text:span>(),</text:p>
      <text:p text:style-name="P2"><text:tab/><text:tab/><text:tab/>new <text:span text:style-name="T5">Red</text:span>()</text:p>
      <text:p text:style-name="P2"><text:tab/><text:tab/>];</text:p>
      <text:p text:style-name="P2"><text:tab/><text:tab/><text:span text:style-name="T15">this.currentState = this.states[0];</text:span></text:p>
      <text:p text:style-name="P2"><text:tab/>}</text:p>
      <text:p text:style-name="P2"><text:tab/>change(){</text:p>
      <text:p text:style-name="P2"><text:tab/><text:tab/>const total = this.states.length</text:p>
      <text:p text:style-name="P2"><text:tab/><text:tab/>const index = this.states.findIndex(light =&gt; light === this.currentState);</text:p>
      <text:p text:style-name="P2"><text:tab/><text:tab/>this.currentState = index + 1 &lt; total </text:p>
      <text:p text:style-name="P2"><text:tab/><text:tab/><text:tab/>? this.states[index + 1]</text:p>
      <text:p text:style-name="P2"><text:tab/><text:tab/><text:tab/>: this.states[0]</text:p>
      <text:p text:style-name="P2"><text:tab/>}</text:p>
      <text:p text:style-name="P2"><text:tab/>sign() {</text:p>
      <text:p text:style-name="P2"><text:tab/><text:tab/>return <text:span text:style-name="T15">this.currentState.sign()</text:span>;</text:p>
      <text:p text:style-name="P2"><text:tab/>}</text:p>
      <text:p text:style-name="P2">}</text:p>
      <text:p text:style-name="P2">const traffic = new TrafficLight();</text:p>
      <text:p text:style-name="P2">traffic.sign()</text:p>
      <text:p text:style-name="P2">traffic.change()</text:p>
      <text:p text:style-name="P2">traffic.sign()</text:p>
      <text:p text:style-name="P4"/>
      <text:p text:style-name="P4">Несколько схожих классов вливаются в один и в рамках его происходит изменения их</text:p>
      <text:p text:style-name="P4"/>
      <text:p text:style-name="P4"><text:span text:style-name="T18">Стратегия</text:span> — классы должны иметь <text:span text:style-name="T6">одинаковые методы</text:span>(возможно общего родителя), в зависимости от <text:span text:style-name="T6">ситуации используется конкретный класс, а метод вызывается одинаковый</text:span>(название)</text:p>
      <text:p text:style-name="P4"/>
      <text:p text:style-name="P11">Заместитель</text:p>
      <text:p text:style-name="P4">Вместо реальных объектов <text:span text:style-name="T15">предоставляет объекты заменители</text:span></text:p>
      <text:p text:style-name="P4">class CarAccess {</text:p>
      <text:p text:style-name="P4"><text:tab/><text:span text:style-name="T5">open</text:span>(){}</text:p>
      <text:p text:style-name="P4"><text:tab/><text:span text:style-name="T5">close</text:span>(){}</text:p>
      <text:p text:style-name="P4">}</text:p>
      <text:p text:style-name="P4">class SecuritySystem{</text:p>
      <text:p text:style-name="P4"><text:tab/>constructor(door) {</text:p>
      <text:p text:style-name="P4"><text:tab/><text:tab/>this.door = door;</text:p>
      <text:p text:style-name="P4"><text:tab/>}</text:p>
      <text:p text:style-name="P4"><text:tab/><text:span text:style-name="T5">open</text:span>(password){</text:p>
      <text:p text:style-name="P4"><text:tab/><text:tab/>if (true) { this.<text:span text:style-name="T5">door</text:span>.open() } else { ... }</text:p>
      <text:p text:style-name="P4"><text:tab/>}</text:p>
      <text:p text:style-name="P4"><text:tab/><text:span text:style-name="T5">close</text:span>() {</text:p>
      <text:p text:style-name="P4"><text:tab/><text:tab/>this.<text:span text:style-name="T5">door</text:span>.close();</text:p>
      <text:p text:style-name="P4"><text:tab/>}</text:p>
      <text:p text:style-name="P4">}</text:p>
      <text:p text:style-name="P4">const door = <text:span text:style-name="T5">new SecuritySystem(new CarAccess())</text:span>;</text:p>
      <text:p text:style-name="P4">door.open('dfdfdf')</text:p>
      <text:p text:style-name="P2"/>
      <text:p text:style-name="P7">Композиция (компоновщик)</text:p>
      <text:p text:style-name="P2">Преобразует множество объектов <text:span text:style-name="T5">в древовидную структуру и позволяет работать с ними, как с одним объектом</text:span></text:p>
      <text:p text:style-name="P2">Применяется <text:span text:style-name="T5">единый интерфейс вызова</text:span>(в примере это класс Equipment). Пример - как в Валадорусе делался модуль Тестирование - опрос-строка-колонка-элемент с одинаковыми методами</text:p>
      <text:p text:style-name="P2">Пример автомобиля - <text:span text:style-name="T15">расчёт его себестоимости, от мельчайших деталей к более крупным и выдать одну цену</text:span>.</text:p>
      <text:p text:style-name="P2">class <text:span text:style-name="T5">Equipment</text:span> { // в переводе - оборудование</text:p>
      <text:p text:style-name="P2"><text:soft-page-break/><text:tab/><text:span text:style-name="T5">getPrice</text:span>(){ return this.price || 0 }</text:p>
      <text:p text:style-name="P2"><text:tab/><text:span text:style-name="T5">getName</text:span>() { return this.name }</text:p>
      <text:p text:style-name="P2"><text:tab/><text:span text:style-name="T5">setPrice</text:span>(price) { this.price = price }</text:p>
      <text:p text:style-name="P2"><text:tab/><text:span text:style-name="T5">setName</text:span>(name) { this.name = name }</text:p>
      <text:p text:style-name="P2">}</text:p>
      <text:p text:style-name="P2">class Engine extends Equipment {</text:p>
      <text:p text:style-name="P2"><text:tab/>constructor() {</text:p>
      <text:p text:style-name="P2"><text:tab/><text:tab/>super();</text:p>
      <text:p text:style-name="P2"><text:tab/><text:tab/>this.<text:span text:style-name="T5">setName</text:span>('Engine');</text:p>
      <text:p text:style-name="P2"><text:tab/><text:tab/>this.<text:span text:style-name="T5">setPrice</text:span>('1000');</text:p>
      <text:p text:style-name="P2"><text:tab/>}</text:p>
      <text:p text:style-name="P2">}</text:p>
      <text:p text:style-name="P2">class Body extends Equipment {</text:p>
      <text:p text:style-name="P2"><text:tab/>constructor() {</text:p>
      <text:p text:style-name="P2"><text:tab/><text:tab/>super();</text:p>
      <text:p text:style-name="P2"><text:tab/><text:tab/>this.<text:span text:style-name="T5">setName</text:span>('body');</text:p>
      <text:p text:style-name="P2"><text:tab/><text:tab/>this.<text:span text:style-name="T5">setPrice</text:span>('3000');</text:p>
      <text:p text:style-name="P2"><text:tab/>}</text:p>
      <text:p text:style-name="P2">}</text:p>
      <text:p text:style-name="P2">class Composite <text:span text:style-name="T5">extends Equipment</text:span> {</text:p>
      <text:p text:style-name="P2"><text:tab/>constructor() {</text:p>
      <text:p text:style-name="P2"><text:tab/><text:tab/>super();</text:p>
      <text:p text:style-name="P2"><text:tab/><text:tab/>this.equipments = [];</text:p>
      <text:p text:style-name="P2"><text:tab/>}</text:p>
      <text:p text:style-name="P2"><text:tab/></text:p>
      <text:p text:style-name="P2"><text:tab/>add(equipment) {</text:p>
      <text:p text:style-name="P2"><text:tab/><text:tab/>this.equipments.push(equipment);</text:p>
      <text:p text:style-name="P2"><text:tab/>}</text:p>
      <text:p text:style-name="P2"><text:tab/><text:span text:style-name="T5">getPrice</text:span>() {</text:p>
      <text:p text:style-name="P2"><text:tab/><text:tab/>return this.equipments</text:p>
      <text:p text:style-name="P2"><text:tab/><text:tab/><text:tab/>.map(equipment =&gt; equipment.getPrice())</text:p>
      <text:p text:style-name="P2"><text:tab/><text:tab/><text:tab/>.reduce((res, price) =&gt; res + price)</text:p>
      <text:p text:style-name="P2"><text:tab/>}</text:p>
      <text:p text:style-name="P2">}</text:p>
      <text:p text:style-name="P2"><text:span text:style-name="T15">Все классы наследуются от единого с одинаковым набором методов</text:span>. Класс Composite всё считает.</text:p>
      <text:p text:style-name="P2">Практический пример:</text:p>
      <text:p text:style-name="P2">class Car extends Composite {</text:p>
      <text:p text:style-name="P2"><text:tab/>constructor() {</text:p>
      <text:p text:style-name="P2"><text:tab/><text:tab/>super();</text:p>
      <text:p text:style-name="P2"><text:tab/><text:tab/>this.setName('Audi');</text:p>
      <text:p text:style-name="P2"><text:tab/>}</text:p>
      <text:p text:style-name="P2">}</text:p>
      <text:p text:style-name="P2"/>
      <text:p text:style-name="P2">const myCar = new Car();</text:p>
      <text:p text:style-name="P2">myCar.add(new Engine());</text:p>
      <text:p text:style-name="P2">myCar.add(new Body());</text:p>
      <text:p text:style-name="P2">myCar.add(new Tools());</text:p>
      <text:p text:style-name="P2">myCar.getPrice() // 8000</text:p>
      <text:p text:style-name="P7">Мост</text:p>
      <text:p text:style-name="P2">Разделяет <text:span text:style-name="T15">один или несколько классов на несколько иерархий. Для разделения непересекающихся функциональностей в одном классе</text:span></text:p>
      <text:p text:style-name="P2">class <text:span text:style-name="T5">Model</text:span> { //принимает цвет</text:p>
      <text:p text:style-name="P2"><text:tab/>constructor(color){ this.color = color; }</text:p>
      <text:p text:style-name="P2">}</text:p>
      <text:p text:style-name="P2">class <text:span text:style-name="T5">Color</text:span> { // принимает тип цвета</text:p>
      <text:p text:style-name="P2"><text:tab/>constructor(type){ this.type = type; }</text:p>
      <text:p text:style-name="P2"><text:tab/>get() { return this.type; }</text:p>
      <text:p text:style-name="P2"><text:soft-page-break/>}</text:p>
      <text:p text:style-name="P21">От них отнаследоваться:</text:p>
      <text:p text:style-name="P2">class BlackColor extends <text:span text:style-name="T5">Color</text:span> {</text:p>
      <text:p text:style-name="P2"><text:tab/>constructor(){ super('black'); }</text:p>
      <text:p text:style-name="P2">}</text:p>
      <text:p text:style-name="P2">class WhiteColor extends <text:span text:style-name="T5">Color</text:span> {</text:p>
      <text:p text:style-name="P2"><text:tab/>constructor(){ super('white'); }</text:p>
      <text:p text:style-name="P2">}</text:p>
      <text:p text:style-name="P2">class Audi extends <text:span text:style-name="T5">Model</text:span> {</text:p>
      <text:p text:style-name="P2"><text:tab/>constructor(<text:span text:style-name="T5">color</text:span>){</text:p>
      <text:p text:style-name="P2"><text:tab/><text:tab/>super(color);</text:p>
      <text:p text:style-name="P2"><text:tab/><text:tab/>paint(){</text:p>
      <text:p text:style-name="P2"><text:tab/><text:tab/><text:tab/>return this.<text:span text:style-name="T5">color</text:span>.get();</text:p>
      <text:p text:style-name="P2"><text:tab/><text:tab/>}</text:p>
      <text:p text:style-name="P2"><text:tab/>}</text:p>
      <text:p text:style-name="P2">}</text:p>
      <text:p text:style-name="P2">class Bmw extends <text:span text:style-name="T5">Model</text:span> {</text:p>
      <text:p text:style-name="P2"><text:tab/>constructor(<text:span text:style-name="T5">color</text:span>){</text:p>
      <text:p text:style-name="P2"><text:tab/><text:tab/>super(color);</text:p>
      <text:p text:style-name="P2"><text:tab/><text:tab/>paint(){</text:p>
      <text:p text:style-name="P2"><text:tab/><text:tab/><text:tab/>return this.<text:span text:style-name="T5">color</text:span>.get();</text:p>
      <text:p text:style-name="P2"><text:tab/><text:tab/>}</text:p>
      <text:p text:style-name="P2"><text:tab/>}</text:p>
      <text:p text:style-name="P2">}</text:p>
      <text:p text:style-name="P2">Здесь <text:span text:style-name="T15">есть классы машин и классы цветов, которые не зависимы от изменений друг друга</text:span> и работают тольок со своими данными</text:p>
      <text:p text:style-name="P19">Связующим мостом является класс Color</text:p>
      <text:p text:style-name="P2">const blackBmw = new Bmw(<text:span text:style-name="T5">new BlackColor()</text:span>);</text:p>
      <text:p text:style-name="P2">blackBmw.pain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73cm" fo:margin-bottom="0.753cm" fo:margin-left="0.556cm" fo:margin-right="0.5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50M19S</meta:editing-duration>
    <meta:editing-cycles>49</meta:editing-cycles>
    <meta:generator>OpenOffice/4.1.6$Win32 OpenOffice.org_project/416m1$Build-9790</meta:generator>
    <dc:date>2020-05-05T00:36:58.15</dc:date>
    <dc:creator>Serg </dc:creator>
    <meta:document-statistic meta:table-count="0" meta:image-count="0" meta:object-count="0" meta:page-count="14" meta:paragraph-count="723" meta:word-count="2641" meta:character-count="19565"/>
    <meta:user-defined meta:name="Info 1"/>
    <meta:user-defined meta:name="Info 2"/>
    <meta:user-defined meta:name="Info 3"/>
    <meta:user-defined meta:name="Info 4"/>
  </office:meta>
</office:document-meta>
</file>